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list>
            <text:list-item>
              <text:list>
                <text:list-item>
                  <text:h text:style-name="P1" text:outline-level="3">Test Case</text:h>
                  <text:list>
                    <text:list-item>
                      <text:h text:style-name="Heading_20_4" text:outline-level="4">Objectiu del cas de prova</text:h>
                    </text:list-item>
                  </text:list>
                </text:list-item>
              </text:list>
            </text:list-item>
          </text:list>
        </text:list-item>
      </text:list>
      <text:p text:style-name="Text_20_body">L'objectiu d'aquesta prova es verificar el correcte funcionament del cas d'ús contractar transport especial en tots els seus aspectes. Aquest cas d'ús és especialment sensible a aspectes externs al propi sistema, ja que per a desenvolupar-se és té que connectar a sistemes externs que provocaran que no és puguin controlar la totalitat dels aspectes, ja que molts d'ells es deuran a la propia connexió amb el sistem a extern o bé <text:s/>al propi funcionament del mateix. </text:p>
      <text:p text:style-name="Text_20_body">Així doncs serà necessari que el nostre sistema sigui capaç de gestionar correctament els problemes que puguin sorgir externs al nostre sistema, mantenint l'estabilitat del mateix, i també important informant correctament a l'usuari sobre els que ha succeït i els motius per als quals no s'han pogut realitzar l'acció.</text:p>
      <text:list text:style-name="Outline" text:continue-numbering="true">
        <text:list-item>
          <text:list text:continue-numbering="true">
            <text:list-item>
              <text:list text:continue-numbering="true">
                <text:list-item>
                  <text:list text:continue-numbering="true">
                    <text:list-item>
                      <text:h text:style-name="Heading_20_4" text:outline-level="4">Descripció del cas de prova</text:h>
                    </text:list-item>
                  </text:list>
                </text:list-item>
              </text:list>
            </text:list-item>
          </text:list>
        </text:list-item>
      </text:list>
      <text:p text:style-name="Text_20_body">Vist el funcionament del sistema, és prou clar com haurem de realitzar les proves. En un primer lloc tendran que provar l'estabilitat de la connexió amb el sistema extern en qualsevol dels seus aspectes. A més tindrem que comprovar que en cas de fallada d'algu dels elements del sistema extern el sistema sigui capaç de solucionar-lo correctament i avisar a l'usuari. Amb això el que farem es assegurar-nos que el nostre sistema davant una fallada del sistema extern, alie a la nostra responsabilitat, no provoqui una fallada no recuperable del nostre sistema.</text:p>
      <text:p text:style-name="Text_20_body">D'altra banda també és tendrà que comprovar que la part que està intimament lligada al nostre sistema realitza correctament la seva feina, que consta de realitzar l'alta d'un nou vehicle per a que pugui ser utilitzat per a la planificació. És important en aquest punt, que quan s'afegeixi un nou vehicle aquest no generi un element duplicat dins la base de dades, ja que això podria procar inconsistencies al nostre sistema que es veurien força afectades quan aquest vehicle és tingués que treure de la base de dades del sistema.</text:p>
      <text:list text:style-name="Outline" text:continue-numbering="true">
        <text:list-item>
          <text:list text:continue-numbering="true">
            <text:list-item>
              <text:list text:continue-numbering="true">
                <text:list-item>
                  <text:list text:continue-numbering="true">
                    <text:list-item>
                      <text:h text:style-name="Heading_20_4" text:outline-level="4">Condicions d’execució</text:h>
                      <text:list>
                        <text:list-item>
                          <text:h text:style-name="Heading_20_5" text:outline-level="5">i. Precondicions</text:h>
                        </text:list-item>
                      </text:list>
                    </text:list-item>
                  </text:list>
                </text:list-item>
              </text:list>
            </text:list-item>
          </text:list>
        </text:list-item>
      </text:list>
      <text:p text:style-name="Text_20_body">El sistema quan és comença a executar el cas d'ús a de trobar-se en estat d'estabilitat i no estar connectat al sistema extern. El motiu que existeix per a no estar connectat al sistema és que l'objectiu de les proves és comprovar les diferents reaccions del sistema davant la connexió al sistema extern.</text:p>
      <text:p text:style-name="Text_20_body">Pel que fa a l'informació continguda al sistema, aquest a de contenir ja una gran varietat de vehicles introduits al sistema, així com tota la resta de classes que formen part del transport.</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 Inputs</text:h>
                        </text:list-item>
                      </text:list>
                    </text:list-item>
                  </text:list>
                </text:list-item>
              </text:list>
            </text:list-item>
          </text:list>
        </text:list-item>
      </text:list>
      <text:p text:style-name="Text_20_body">Els inputs els podem dividir en dos parts.</text:p>
      <text:p text:style-name="Text_20_body">En primer lloc són provar cadascuna de les situacions en que el sistema realitza alguna connexió amb el sistema extern. Aquestes proves tindran que ser força elaboradas ja que tindran que provar cadascuna de les situacions que en que el sistema es pot trovar <text:s/><text:soft-page-break/>davant el sistema extern en casdascun dels punts en que es realitza una connexió, per a poder assegurar que en tots els punts és resol correctament.</text:p>
      <text:p text:style-name="Text_20_body">D'altra banda s'ha de comprovar que davant la introducció de multiples instancies de vehicles dins el sistema. Les instàncies que és tenen que utilitzar tenen que ser de tots tipus i tenen que combinar tipus de vehicles que ja existeixin al sistema amb vehicles que pertanyin a tipus que encara no hagin set introduit al sistema.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i. Punts d’observació i control</text:h>
                        </text:list-item>
                      </text:list>
                    </text:list-item>
                  </text:list>
                </text:list-item>
              </text:list>
            </text:list-item>
          </text:list>
        </text:list-item>
      </text:list>
      <text:p text:style-name="Text_20_body">També el podem dividri en dos parts clarament diferenciades. Per una banda s'ha de comprovar que el sistema davant d'un o multiples errors provocats pel sistema extern manten per una banda l'estabilitat del sistema, continuant sent executable, i d'altra banda assegurant que davant l'error l'estat del nostre sistema no és vegi alterat i hagi generat inconsistencies en el mateix com pot ser la introducció d'informació erronea.</text:p>
      <text:p text:style-name="Text_20_body">D'altra un altra fet que s'ha d'observar és l'estat en que queda el sistema després de la modificació de la base de dades amb la incorporació d'una nova instància. És especialment important comprovar que el sistema hagi generat la nova instància i també que amb la generació de la mateixi no hagi generat duplicats d'altres instàncies del sistemes involucrades amb aquest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v. Resultats esperats</text:h>
                        </text:list-item>
                      </text:list>
                    </text:list-item>
                  </text:list>
                </text:list-item>
              </text:list>
            </text:list-item>
          </text:list>
        </text:list-item>
      </text:list>
      <text:p text:style-name="Text_20_body">Els resutats esperats de l'execució d'aquest cas d'ús és per una banda la correcta execució de la connexió amb el sistema extern, és a dir, que és comporti correctament la connexió i que en el cas que no és pugui realitzar el sistema és mantengui estable. </text:p>
      <text:p text:style-name="Text_20_body">En segon lloc, comprovar que s'ha realitzat correctament la modificació de la base de dades del sistema amb la inclusió del nou vehicle i que no s'han generat duplica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v. Postcondicions</text:h>
                        </text:list-item>
                      </text:list>
                    </text:list-item>
                  </text:list>
                </text:list-item>
              </text:list>
            </text:list-item>
          </text:list>
        </text:list-item>
      </text:list>
      <text:p text:style-name="Text_20_body">Els sistema ha de quedar amb un estat estable i si escau la inclusió d'un nou vehicle a la base de dades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list-level-position-and-space-mode="label-width-and-position" text:min-label-distance="0.381cm"/>
      </text:list-level-style-number>
      <text:list-level-style-number text:level="2" style:num-format="">
        <style:list-level-properties text:list-level-position-and-space-mode="label-width-and-position" text:min-label-distance="0.381cm"/>
      </text:list-level-style-number>
      <text:list-level-style-number text:level="3" style:num-format="">
        <style:list-level-properties text:list-level-position-and-space-mode="label-width-and-position" text:min-label-distance="0.381cm"/>
      </text:list-level-style-number>
      <text:list-level-style-number text:level="4" style:num-format="">
        <style:list-level-properties text:list-level-position-and-space-mode="label-width-and-position" text:min-label-distance="0.381cm"/>
      </text:list-level-style-number>
      <text:list-level-style-number text:level="5" style:num-format="">
        <style:list-level-properties text:list-level-position-and-space-mode="label-width-and-position" text:min-label-distance="0.381cm"/>
      </text:list-level-style-number>
      <text:list-level-style-number text:level="6" style:num-format="">
        <style:list-level-properties text:list-level-position-and-space-mode="label-width-and-position" text:min-label-distance="0.381cm"/>
      </text:list-level-style-number>
      <text:list-level-style-number text:level="7" style:num-format="">
        <style:list-level-properties text:list-level-position-and-space-mode="label-width-and-position" text:min-label-distance="0.381cm"/>
      </text:list-level-style-number>
      <text:list-level-style-number text:level="8" style:num-format="">
        <style:list-level-properties text:list-level-position-and-space-mode="label-width-and-position" text:min-label-distance="0.381cm"/>
      </text:list-level-style-number>
      <text:list-level-style-number text:level="9" style:num-format="">
        <style:list-level-properties text:list-level-position-and-space-mode="label-width-and-position" text:min-label-distance="0.381cm"/>
      </text:list-level-style-number>
      <text:list-level-style-number text:level="10" style:num-format="">
        <style:list-level-properties text:list-level-position-and-space-mode="label-width-and-position" text:min-label-distance="0.381cm"/>
      </text:list-level-style-number>
    </text:list-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1T09:07:29</dc:date>
    <dc:language>es-ES</dc:language>
    <meta:editing-cycles>45</meta:editing-cycles>
    <meta:editing-duration>PT06H46M07S</meta:editing-duration>
    <meta:document-statistic meta:table-count="0" meta:image-count="0" meta:object-count="0" meta:page-count="2" meta:paragraph-count="23" meta:word-count="781" meta:character-count="4669"/>
    <meta:user-defined meta:name="Info 1" meta:value-type="string"/>
    <meta:user-defined meta:name="Info 2" meta:value-type="string"/>
    <meta:user-defined meta:name="Info 3" meta:value-type="string"/>
    <meta:user-defined meta:name="Info 4" meta:value-type="string"/>
  </office:meta>
</office:document-meta>
</file>